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400" table:style-name="ce4">
            <text:p>4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40" table:style-name="ce4">
            <text:p>14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50" table:style-name="ce4">
            <text:p>1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1 <text:s/>Сосиски Баварские, ВЕС. <text:s/>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600" table:style-name="ce4">
            <text:p>6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45" table:style-name="ce4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705" table:formula="of:=SUM([.B2:.B53])" table:style-name="ce1">
            <text:p>2705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1-28T08:56:27Z</dc:date>
    <meta:print-date>2023-11-23T14:45:41Z</meta:print-date>
    <meta:editing-cycles>59</meta:editing-cycles>
    <meta:editing-duration>PT69647S</meta:editing-duration>
  </office:meta>
</office:document-meta>
</file>